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2024-12-17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1512" calcext:value-type="float">
            <text:p>93.6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2024-03-19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0552" calcext:value-type="float">
            <text:p>93.5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2022-12-07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1408" calcext:value-type="float">
            <text:p>93.5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2021-12-15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7296" calcext:value-type="float">
            <text:p>93.4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2020-12-11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6736" calcext:value-type="float">
            <text:p>92.7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2019-12-12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0784" calcext:value-type="float">
            <text:p>93.1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2018-12-12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7048" calcext:value-type="float">
            <text:p>92.9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2017-12-09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2016-12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6256" calcext:value-type="float">
            <text:p>92.7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348" calcext:value-type="float">
            <text:p>92.6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0704" calcext:value-type="float">
            <text:p>92.5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488" calcext:value-type="float">
            <text:p>92.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8096" calcext:value-type="float">
            <text:p>92.2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1792" calcext:value-type="float">
            <text:p>92.0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9016" calcext:value-type="float">
            <text:p>91.9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200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8304" calcext:value-type="float">
            <text:p>92.3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200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8392" calcext:value-type="float">
            <text:p>91.5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056" calcext:value-type="float">
            <text:p>92.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200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199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199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6456" calcext:value-type="float">
            <text:p>90.5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199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198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198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7904" calcext:value-type="float">
            <text:p>89.1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198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198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198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1272" calcext:value-type="float">
            <text:p>87.9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198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8288" calcext:value-type="float">
            <text:p>87.6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198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198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8128" calcext:value-type="float">
            <text:p>86.3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197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197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2</text:p>
          </table:table-cell>
          <table:table-cell office:value-type="string" calcext:value-type="string">
            <text:p>197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